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7987529"/>
    </style:style>
    <style:style style:name="P2" style:family="paragraph" style:parent-style-name="Standard" style:list-style-name="L1">
      <style:text-properties officeooo:paragraph-rsid="07994516"/>
    </style:style>
    <style:style style:name="T1" style:family="text">
      <style:text-properties fo:color="#ff0000"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ff0000"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ff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ff0000"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ff0000"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fo:color="#ff0000"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 style:family="text">
      <style:text-properties fo:color="#ff0000"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45658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ff0000" style:text-line-through-style="none" style:text-line-through-type="none" style:font-name="DejaVu Sans" fo:font-size="9pt" style:text-underline-style="none" fo:font-weight="normal" officeooo:rsid="04585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3089241084168062" text:style-name="L1">
        <text:list-item>
          <text:p text:style-name="P1"><text:span text:style-name="Source_20_Text"><text:span text:style-name="T8">Another ALD question can be:</text:span></text:span><text:span text:style-name="Source_20_Text"><text:span text:style-name="T9"> there should be such a arrangement for the n number of tickets so that maximum number of people can sit together </text:span></text:span><text:span text:style-name="Source_20_Text"><text:span text:style-name="T10">in minimum number of rows.</text:span></text:span></text:p>
        </text:list-item>
        <text:list-item>
          <text:p text:style-name="P2"><text:span text:style-name="Source_20_Text"><text:span text:style-name="T5">Booking more than one seats in single booking: </text:span></text:span><text:span text:style-name="Source_20_Text"><text:span text:style-name="T1">how to store data in the database,</text:span></text:span></text:p>
        </text:list-item>
        <text:list-item>
          <text:p text:style-name="P2"><text:span text:style-name="Source_20_Text"><text:span text:style-name="T6">Automatic seat booking on the basis of seat range:</text:span></text:span><text:span text:style-name="Source_20_Text"><text:span text:style-name="T2"> </text:span></text:span><text:span text:style-name="Source_20_Text"><text:span text:style-name="T3">Given X is the number of seats an user want to book, and YZ is the range of rows preferred, the system should try to book the seats in continuous order in same row, if not possible in any of the rows in the given range, it should try to maximize the number of seats in the row and minimize the span across the rows.</text:span></text:span></text:p>
        </text:list-item>
        <text:list-item>
          <text:p text:style-name="P2"><text:span text:style-name="Source_20_Text"><text:span text:style-name="T7">How the case of more than one users trying to book the same seat will be handled:</text:span></text:span><text:span text:style-name="Source_20_Text"><text:span text:style-name="T4"> </text:span></text:span><text:span text:style-name="Source_20_Text"><text:span text:style-name="T3">DataStructure similar to ConcurrentHashMap with n number of blocks, can be used to represent available seats, so that N users can concurrently book the ticket.</text:span></text:span></text:p>
        </text:list-item>
        <text:list-item>
          <text:p text:style-name="P2"><text:span text:style-name="Source_20_Text"><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13:59:55.121439404</dc:date>
    <meta:editing-duration>P23DT12H36M14S</meta:editing-duration>
    <meta:editing-cycles>1823</meta:editing-cycles>
    <meta:document-statistic meta:table-count="0" meta:image-count="0" meta:object-count="0" meta:page-count="1" meta:paragraph-count="5" meta:word-count="167" meta:character-count="866" meta:non-whitespace-character-count="708"/>
  </office:meta>
</office:document-meta>
</file>